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6.9479in" fo:margin-left="-0.0167in" table:align="left"/>
    </style:style>
    <style:style style:name="Tableau1.A" style:family="table-column">
      <style:table-column-properties style:column-width="2.3333in"/>
    </style:style>
    <style:style style:name="Tableau1.B" style:family="table-column">
      <style:table-column-properties style:column-width="2.3021in"/>
    </style:style>
    <style:style style:name="Tableau1.C" style:family="table-column">
      <style:table-column-properties style:column-width="2.3125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A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382in" fo:border-left="0.05pt solid #000000" fo:border-right="none" fo:border-top="none" fo:border-bottom="0.05pt solid #000000"/>
    </style:style>
    <style:style style:name="Tableau1.B6" style:family="table-cell">
      <style:table-cell-properties fo:padding="0.0382in" fo:border-left="0.05pt solid #000000" fo:border-right="none" fo:border-top="none" fo:border-bottom="0.05pt solid #000000"/>
    </style:style>
    <style:style style:name="Tableau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382in" fo:border-left="0.05pt solid #000000" fo:border-right="none" fo:border-top="none" fo:border-bottom="0.05pt solid #000000"/>
    </style:style>
    <style:style style:name="Tableau1.B7" style:family="table-cell">
      <style:table-cell-properties fo:padding="0.0382in" fo:border-left="0.05pt solid #000000" fo:border-right="none" fo:border-top="none" fo:border-bottom="0.05pt solid #000000"/>
    </style:style>
    <style:style style:name="Tableau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382in" fo:border-left="0.05pt solid #000000" fo:border-right="none" fo:border-top="none" fo:border-bottom="0.05pt solid #000000"/>
    </style:style>
    <style:style style:name="Tableau1.B8" style:family="table-cell">
      <style:table-cell-properties fo:padding="0.0382in" fo:border-left="0.05pt solid #000000" fo:border-right="none" fo:border-top="none" fo:border-bottom="0.05pt solid #000000"/>
    </style:style>
    <style:style style:name="Tableau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382in" fo:border-left="0.05pt solid #000000" fo:border-right="none" fo:border-top="none" fo:border-bottom="0.05pt solid #000000"/>
    </style:style>
    <style:style style:name="Tableau1.B10" style:family="table-cell">
      <style:table-cell-properties fo:padding="0.0382in" fo:border-left="0.05pt solid #000000" fo:border-right="none" fo:border-top="none" fo:border-bottom="0.05pt solid #000000"/>
    </style:style>
    <style:style style:name="Tableau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382in" fo:border-left="0.05pt solid #000000" fo:border-right="none" fo:border-top="none" fo:border-bottom="0.05pt solid #000000"/>
    </style:style>
    <style:style style:name="Tableau1.B11" style:family="table-cell">
      <style:table-cell-properties fo:padding="0.0382in" fo:border-left="0.05pt solid #000000" fo:border-right="none" fo:border-top="none" fo:border-bottom="0.05pt solid #000000"/>
    </style:style>
    <style:style style:name="Tableau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382in" fo:border-left="0.05pt solid #000000" fo:border-right="none" fo:border-top="none" fo:border-bottom="0.05pt solid #000000"/>
    </style:style>
    <style:style style:name="Tableau1.B12" style:family="table-cell">
      <style:table-cell-properties fo:padding="0.0382in" fo:border-left="0.05pt solid #000000" fo:border-right="none" fo:border-top="none" fo:border-bottom="0.05pt solid #000000"/>
    </style:style>
    <style:style style:name="Tableau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382in" fo:border-left="0.05pt solid #000000" fo:border-right="none" fo:border-top="none" fo:border-bottom="0.05pt solid #000000"/>
    </style:style>
    <style:style style:name="Tableau1.B14" style:family="table-cell">
      <style:table-cell-properties fo:padding="0.0382in" fo:border-left="0.05pt solid #000000" fo:border-right="none" fo:border-top="none" fo:border-bottom="0.05pt solid #000000"/>
    </style:style>
    <style:style style:name="Tableau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382in" fo:border-left="0.05pt solid #000000" fo:border-right="none" fo:border-top="none" fo:border-bottom="0.05pt solid #000000"/>
    </style:style>
    <style:style style:name="Tableau1.B16" style:family="table-cell">
      <style:table-cell-properties fo:padding="0.0382in" fo:border-left="0.05pt solid #000000" fo:border-right="none" fo:border-top="none" fo:border-bottom="0.05pt solid #000000"/>
    </style:style>
    <style:style style:name="Tableau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382in" fo:border-left="0.05pt solid #000000" fo:border-right="none" fo:border-top="none" fo:border-bottom="0.05pt solid #000000"/>
    </style:style>
    <style:style style:name="Tableau1.B17" style:family="table-cell">
      <style:table-cell-properties fo:padding="0.0382in" fo:border-left="0.05pt solid #000000" fo:border-right="none" fo:border-top="none" fo:border-bottom="0.05pt solid #000000"/>
    </style:style>
    <style:style style:name="Tableau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382in" fo:border-left="0.05pt solid #000000" fo:border-right="none" fo:border-top="none" fo:border-bottom="0.05pt solid #000000"/>
    </style:style>
    <style:style style:name="Tableau1.B19" style:family="table-cell">
      <style:table-cell-properties fo:padding="0.0382in" fo:border-left="0.05pt solid #000000" fo:border-right="none" fo:border-top="none" fo:border-bottom="0.05pt solid #000000"/>
    </style:style>
    <style:style style:name="Tableau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382in" fo:border-left="0.05pt solid #000000" fo:border-right="none" fo:border-top="none" fo:border-bottom="0.05pt solid #000000"/>
    </style:style>
    <style:style style:name="Tableau1.B20" style:family="table-cell">
      <style:table-cell-properties fo:padding="0.0382in" fo:border-left="0.05pt solid #000000" fo:border-right="none" fo:border-top="none" fo:border-bottom="0.05pt solid #000000"/>
    </style:style>
    <style:style style:name="Tableau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382in" fo:border-left="0.05pt solid #000000" fo:border-right="none" fo:border-top="none" fo:border-bottom="0.05pt solid #000000"/>
    </style:style>
    <style:style style:name="Tableau1.B21" style:family="table-cell">
      <style:table-cell-properties fo:padding="0.0382in" fo:border-left="0.05pt solid #000000" fo:border-right="none" fo:border-top="none" fo:border-bottom="0.05pt solid #000000"/>
    </style:style>
    <style:style style:name="Tableau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382in" fo:border-left="0.05pt solid #000000" fo:border-right="none" fo:border-top="none" fo:border-bottom="0.05pt solid #000000"/>
    </style:style>
    <style:style style:name="Tableau1.B22" style:family="table-cell">
      <style:table-cell-properties fo:padding="0.0382in" fo:border-left="0.05pt solid #000000" fo:border-right="none" fo:border-top="none" fo:border-bottom="0.05pt solid #000000"/>
    </style:style>
    <style:style style:name="Tableau1.C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officeooo:rsid="00123ade"/>
    </style:style>
    <style:style style:name="T2" style:family="text">
      <style:text-properties officeooo:rsid="0014c863"/>
    </style:style>
    <style:style style:name="T3" style:family="text">
      <style:text-properties officeooo:rsid="0016ee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 : ConfigurationFile</text:p>
      <text:p text:style-name="P1"/>
      <text:p text:style-name="P2">Goals: </text:p>
      <text:list xml:id="list7557243921905209116" text:style-name="L1">
        <text:list-item>
          <text:p text:style-name="P6">Simplify the cell population current process in CPOP.</text:p>
        </text:list-item>
      </text:list>
      <text:p text:style-name="P1"/>
      <text:p text:style-name="P1"/>
      <text:p text:style-name="P2">Features:</text:p>
      <text:list xml:id="list3724877505105826249" text:style-name="L2">
        <text:list-item>
          <text:p text:style-name="P7">Build a visualisation OFF file of the population before and after the simulation.</text:p>
        </text:list-item>
        <text:list-item>
          <text:p text:style-name="P7">Build a XML file of the population before and after the simulation.</text:p>
        </text:list-item>
      </text:list>
      <text:p text:style-name="P1"/>
      <text:p text:style-name="P1"/>
      <text:p text:style-name="P2">Usage:</text:p>
      <text:p text:style-name="P1">Command : ./generatePopulation -<text:span text:style-name="T3">f</text:span> config.<text:span text:style-name="T3">cfg</text:span> <text:s/><text:span text:style-name="T3">[-vis]</text:span></text:p>
      <text:p text:style-name="P1">Output: the command creates XML and OFF population files before and after simulation.</text:p>
      <text:p text:style-name="P1"/>
      <text:p text:style-name="P1"/>
      <text:p text:style-name="P2">Configuration file content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Parameter name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Value or range of values</text:p>
          </table:table-cell>
        </table:table-row>
        <table:table-row>
          <table:table-cell table:style-name="Tableau1.A2" table:number-columns-spanned="3" office:value-type="string">
            <text:p text:style-name="P5">Unit system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metricSystem</text:p>
          </table:table-cell>
          <table:table-cell table:style-name="Tableau1.B3" office:value-type="string">
            <text:p text:style-name="P4">Unit of the metric system</text:p>
          </table:table-cell>
          <table:table-cell table:style-name="Tableau1.C3" office:value-type="string">
            <text:p text:style-name="P4">Centimeter | Millimeter | Micrometer | Nanometer</text:p>
          </table:table-cell>
        </table:table-row>
        <table:table-row>
          <table:table-cell table:style-name="Tableau1.A2" table:number-columns-spanned="3" office:value-type="string">
            <text:p text:style-name="P5">Cell properties</text:p>
          </table:table-cell>
          <table:covered-table-cell/>
          <table:covered-table-cell/>
        </table:table-row>
        <table:table-row>
          <table:table-cell table:style-name="Tableau1.A21" office:value-type="string">
            <text:p text:style-name="P4">nucleusRadius</text:p>
          </table:table-cell>
          <table:table-cell table:style-name="Tableau1.B21" office:value-type="string">
            <text:p text:style-name="P4">Radius of the nucleus (in metricSystem)</text:p>
          </table:table-cell>
          <table:table-cell table:style-name="Tableau1.C21" office:value-type="string">
            <text:p text:style-name="P4">minRadius </text:p>
            <text:p text:style-name="P4">maxRadius</text:p>
          </table:table-cell>
        </table:table-row>
        <table:table-row>
          <table:table-cell table:style-name="Tableau1.A21" office:value-type="string">
            <text:p text:style-name="P4">membraneRadius</text:p>
          </table:table-cell>
          <table:table-cell table:style-name="Tableau1.B21" office:value-type="string">
            <text:p text:style-name="P4">Radius of the cell (in metricSystem)</text:p>
          </table:table-cell>
          <table:table-cell table:style-name="Tableau1.C21" office:value-type="string">
            <text:p text:style-name="P4"><text:span text:style-name="T2">m</text:span>inRadius</text:p>
            <text:p text:style-name="P4"><text:s/>maxRadius</text:p>
          </table:table-cell>
        </table:table-row>
        <table:table-row>
          <table:table-cell table:style-name="Tableau1.A21" office:value-type="string">
            <text:p text:style-name="P4">cytoplasmMaterials</text:p>
          </table:table-cell>
          <table:table-cell table:style-name="Tableau1.B21" office:value-type="string">
            <text:p text:style-name="P4">Materials composing the cytoplasm</text:p>
          </table:table-cell>
          <table:table-cell table:style-name="Tableau1.C21" office:value-type="string">
            <text:p text:style-name="P4">G4_WATER</text:p>
          </table:table-cell>
        </table:table-row>
        <table:table-row>
          <table:table-cell table:style-name="Tableau1.A21" office:value-type="string">
            <text:p text:style-name="P4">nucleusMaterials</text:p>
          </table:table-cell>
          <table:table-cell table:style-name="Tableau1.B21" office:value-type="string">
            <text:p text:style-name="P4">Materials composing the nucleus</text:p>
          </table:table-cell>
          <table:table-cell table:style-name="Tableau1.C21" office:value-type="string">
            <text:p text:style-name="P4">G4_WATER</text:p>
          </table:table-cell>
        </table:table-row>
        <table:table-row>
          <table:table-cell table:style-name="Tableau1.A2" table:number-columns-spanned="3" office:value-type="string">
            <text:p text:style-name="P5">Spheroid properties</text:p>
          </table:table-cell>
          <table:covered-table-cell/>
          <table:covered-table-cell/>
        </table:table-row>
        <table:table-row>
          <table:table-cell table:style-name="Tableau1.A21" office:value-type="string">
            <text:p text:style-name="P4">internalRadius</text:p>
          </table:table-cell>
          <table:table-cell table:style-name="Tableau1.B21" office:value-type="string">
            <text:p text:style-name="P4">Internal radius of the spheroid (in metricSystem)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1" office:value-type="string">
            <text:p text:style-name="P4">externalRadius</text:p>
          </table:table-cell>
          <table:table-cell table:style-name="Tableau1.B21" office:value-type="string">
            <text:p text:style-name="P4">External radius of the spheroid (in metricSystem)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1" office:value-type="string">
            <text:p text:style-name="P4">nbCell</text:p>
          </table:table-cell>
          <table:table-cell table:style-name="Tableau1.B21" office:value-type="string">
            <text:p text:style-name="P4">Number of cells composing the spheroid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" table:number-columns-spanned="3" office:value-type="string">
            <text:p text:style-name="P5">Mesh properties</text:p>
          </table:table-cell>
          <table:covered-table-cell/>
          <table:covered-table-cell/>
        </table:table-row>
        <table:table-row>
          <table:table-cell table:style-name="Tableau1.A21" office:value-type="string">
            <text:p text:style-name="P4">maxNumberOfFacetPerCell</text:p>
          </table:table-cell>
          <table:table-cell table:style-name="Tableau1.B21" office:value-type="string">
            <text:p text:style-name="P4">Maximum number of facets to represent round cells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" table:number-columns-spanned="3" office:value-type="string">
            <text:p text:style-name="P5">Force properties</text:p>
          </table:table-cell>
          <table:covered-table-cell/>
          <table:covered-table-cell/>
        </table:table-row>
        <table:table-row>
          <table:table-cell table:style-name="Tableau1.A21" office:value-type="string">
            <text:p text:style-name="P4">ratioToStableLength</text:p>
          </table:table-cell>
          <table:table-cell table:style-name="Tableau1.B21" office:value-type="string">
            <text:p text:style-name="P4">Ratio of elastic length</text:p>
          </table:table-cell>
          <table:table-cell table:style-name="Tableau1.C21" office:value-type="string">
            <text:p text:style-name="P4">value</text:p>
          </table:table-cell>
        </table:table-row>
        <text:soft-page-break/>
        <table:table-row>
          <table:table-cell table:style-name="Tableau1.A21" office:value-type="string">
            <text:p text:style-name="P4">rigidity</text:p>
          </table:table-cell>
          <table:table-cell table:style-name="Tableau1.B21" office:value-type="string">
            <text:p text:style-name="P4">Intensity of the force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" table:number-columns-spanned="3" office:value-type="string">
            <text:p text:style-name="P5">Simulation properties</text:p>
          </table:table-cell>
          <table:covered-table-cell/>
          <table:covered-table-cell/>
        </table:table-row>
        <table:table-row>
          <table:table-cell table:style-name="Tableau1.A21" office:value-type="string">
            <text:p text:style-name="P4">duration</text:p>
          </table:table-cell>
          <table:table-cell table:style-name="Tableau1.B21" office:value-type="string">
            <text:p text:style-name="P4">Total duration of the simulation (in seconds)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1" office:value-type="string">
            <text:p text:style-name="P4">numberOfAgentToExecute</text:p>
          </table:table-cell>
          <table:table-cell table:style-name="Tableau1.B21" office:value-type="string">
            <text:p text:style-name="P4">Number of agents to execute per step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1" office:value-type="string">
            <text:p text:style-name="P4">displacementThreshold</text:p>
          </table:table-cell>
          <table:table-cell table:style-name="Tableau1.B21" office:value-type="string">
            <text:p text:style-name="P4">Maximum displacement of cells for each step stimulation (in metricSystem)</text:p>
          </table:table-cell>
          <table:table-cell table:style-name="Tableau1.C21" office:value-type="string">
            <text:p text:style-name="P4">value</text:p>
          </table:table-cell>
        </table:table-row>
        <table:table-row>
          <table:table-cell table:style-name="Tableau1.A22" office:value-type="string">
            <text:p text:style-name="P4">stepDuration</text:p>
          </table:table-cell>
          <table:table-cell table:style-name="Tableau1.B22" office:value-type="string">
            <text:p text:style-name="P4">Duration of a step (in second) </text:p>
          </table:table-cell>
          <table:table-cell table:style-name="Tableau1.C22" office:value-type="string">
            <text:p text:style-name="P4">value</text:p>
          </table:table-cell>
        </table:table-row>
      </table:table>
      <text:p text:style-name="P1"><text:s/></text:p>
      <text:p text:style-name="P1"/>
      <text:p text:style-name="P2">Configuration file template :</text:p>
      <text:p text:style-name="P3">This is an example of a configuration file containing all available properties.</text:p>
      <text:p text:style-name="P3"/>
      <text:p text:style-name="P3"># Configuration file template </text:p>
      <text:p text:style-name="P3"># This is a comment </text:p>
      <text:p text:style-name="P3"/>
      <text:p text:style-name="P3"># The configuration file is split into sections </text:p>
      <text:p text:style-name="P3">[UnitProperties] </text:p>
      <text:p text:style-name="P3">metricSystem = Centimeter | Millimeter | Micrometer | Nanometer </text:p>
      <text:p text:style-name="P3"/>
      <text:p text:style-name="P3">[CellProperties] </text:p>
      <text:p text:style-name="P3">nucleusRadius <text:s text:c="4"/>= minRadius maxRadius </text:p>
      <text:p text:style-name="P3">membraneRadius <text:s text:c="3"/>= minRadius maxRadius </text:p>
      <text:p text:style-name="P3">cytoplasmMaterials = G4_WATER </text:p>
      <text:p text:style-name="P3">nucleusMaterials <text:s text:c="2"/>= G4_WATER </text:p>
      <text:p text:style-name="P3"/>
      <text:p text:style-name="P3">[SpheroidProperties] </text:p>
      <text:p text:style-name="P3">internalRadius = radius </text:p>
      <text:p text:style-name="P3">externalRadius = radius </text:p>
      <text:p text:style-name="P3">nbCell <text:s text:c="8"/>= numberOfCells </text:p>
      <text:p text:style-name="P3"/>
      <text:p text:style-name="P3">[MeshProperties] </text:p>
      <text:p text:style-name="P3">maxNumberOfFacetPerCell = number </text:p>
      <text:p text:style-name="P3"/>
      <text:p text:style-name="P3">[ForceProperties] </text:p>
      <text:p text:style-name="P3">ratioToStableLength = ratio </text:p>
      <text:p text:style-name="P3">rigidity <text:s text:c="11"/>= value </text:p>
      <text:p text:style-name="P3"/>
      <text:p text:style-name="P3"># Time is given in second </text:p>
      <text:p text:style-name="P3">[SimulationProperties] </text:p>
      <text:p text:style-name="P3">duration <text:s text:c="14"/>= durationTime </text:p>
      <text:p text:style-name="P3">numberOfAgentTOExecute = numberOfAgentPerStep </text:p>
      <text:p text:style-name="P3">displacementThreshold <text:s/>= threshold </text:p>
      <text:p text:style-name="P3">stepDuration <text:s text:c="10"/>= duration</text:p>
      <text:p text:style-name="P3"><text:soft-page-break/></text:p>
      <text:p text:style-name="P3"/>
      <text:p text:style-name="P3"/>
      <text:p text:style-name="P3"/>
      <text:p text:style-name="P2">Configuration file example :</text:p>
      <text:p text:style-name="P3">This is the configuration file applied to the table 2 in the article « CPOP : an open source C++ Cell POPulation modeler for radiation biology applications »</text:p>
      <text:p text:style-name="P3"/>
      <text:p text:style-name="P3">[UnitProperties] </text:p>
      <text:p text:style-name="P3">metricSystem = Micrometer </text:p>
      <text:p text:style-name="P3"/>
      <text:p text:style-name="P3">[CellProperties] </text:p>
      <text:p text:style-name="P3">nucleusRadius <text:s text:c="4"/>= 4.6 6.6 </text:p>
      <text:p text:style-name="P3">membraneRadius <text:s text:c="3"/>= 7.35 9.85 </text:p>
      <text:p text:style-name="P3">cytoplasmMaterials = G4_WATER </text:p>
      <text:p text:style-name="P3">nucleusMaterials <text:s text:c="2"/>= G4_WATER </text:p>
      <text:p text:style-name="P3"/>
      <text:p text:style-name="P3">[SpheroidProperties] </text:p>
      <text:p text:style-name="P3">internalRadius = 0 </text:p>
      <text:p text:style-name="P3">externalRadius = 225 </text:p>
      <text:p text:style-name="P3">nbCell <text:s text:c="8"/>= 18124 </text:p>
      <text:p text:style-name="P3"/>
      <text:p text:style-name="P3">[MeshProperties] </text:p>
      <text:p text:style-name="P3">maxNumberOfFacetPerCell = 300 </text:p>
      <text:p text:style-name="P3"/>
      <text:p text:style-name="P3">[ForceProperties] </text:p>
      <text:p text:style-name="P3">ratioToStableLength = 0.7 </text:p>
      <text:p text:style-name="P3">rigidity <text:s text:c="11"/>= 0.002 </text:p>
      <text:p text:style-name="P3"/>
      <text:p text:style-name="P3"># Time is given in second </text:p>
      <text:p text:style-name="P3">[SimulationProperties] </text:p>
      <text:p text:style-name="P3">duration <text:s text:c="14"/>= 600 </text:p>
      <text:p text:style-name="P3">numberOfAgentTOExecute = 100 </text:p>
      <text:p text:style-name="P3">displacementThreshold <text:s/>= 0.5 </text:p>
      <text:p text:style-name="P3">stepDuration <text:s text:c="10"/>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4-04T10:33:43</meta:creation-date>
    <dc:date>2018-04-24T09:19:45.022714082</dc:date>
    <meta:editing-duration>PT1H50M26S</meta:editing-duration>
    <meta:editing-cycles>46</meta:editing-cycles>
    <meta:generator>LibreOffice/5.1.6.2$Linux_X86_64 LibreOffice_project/10m0$Build-2</meta:generator>
    <meta:document-statistic meta:table-count="1" meta:image-count="0" meta:object-count="0" meta:page-count="3" meta:paragraph-count="118" meta:word-count="403" meta:character-count="3113" meta:non-whitespace-character-count="2673"/>
  </office:meta>
</office:document-meta>
</file>